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3245"/>
    </style:style>
    <style:style style:name="P2" style:family="paragraph" style:parent-style-name="Standard">
      <style:text-properties fo:font-weight="bold" officeooo:paragraph-rsid="000b3245" style:font-weight-asian="bold" style:font-weight-complex="bold"/>
    </style:style>
    <style:style style:name="P3" style:family="paragraph" style:parent-style-name="Standard">
      <style:text-properties officeooo:rsid="0012f4bc" officeooo:paragraph-rsid="0012f4bc"/>
    </style:style>
    <style:style style:name="P4" style:family="paragraph" style:parent-style-name="Standard">
      <style:text-properties officeooo:rsid="00144f68" officeooo:paragraph-rsid="00144f68"/>
    </style:style>
    <style:style style:name="P5" style:family="paragraph" style:parent-style-name="Standard">
      <style:text-properties officeooo:rsid="00144f68" officeooo:paragraph-rsid="00144f68"/>
    </style:style>
    <style:style style:name="P6" style:family="paragraph" style:parent-style-name="Standard">
      <style:text-properties officeooo:rsid="0017e791" officeooo:paragraph-rsid="0017e791"/>
    </style:style>
    <style:style style:name="T1" style:family="text">
      <style:text-properties officeooo:rsid="000b3245"/>
    </style:style>
    <style:style style:name="T2" style:family="text">
      <style:text-properties officeooo:rsid="000c8302"/>
    </style:style>
    <style:style style:name="T3" style:family="text">
      <style:text-properties officeooo:rsid="000d2d52"/>
    </style:style>
    <style:style style:name="T4" style:family="text">
      <style:text-properties officeooo:rsid="000d91a1"/>
    </style:style>
    <style:style style:name="T5" style:family="text">
      <style:text-properties officeooo:rsid="000e34d0"/>
    </style:style>
    <style:style style:name="T6" style:family="text">
      <style:text-properties officeooo:rsid="0012a80a"/>
    </style:style>
    <style:style style:name="T7" style:family="text">
      <style:text-properties officeooo:rsid="00142577"/>
    </style:style>
    <style:style style:name="T8" style:family="text">
      <style:text-properties officeooo:rsid="0015ea95"/>
    </style:style>
    <style:style style:name="T9" style:family="text">
      <style:text-properties officeooo:rsid="0018691b"/>
    </style:style>
    <style:style style:name="T10" style:family="text">
      <style:text-properties officeooo:rsid="001971d9"/>
    </style:style>
    <style:style style:name="T11" style:family="text">
      <style:text-properties officeooo:rsid="001a0c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S/FEATURE DISCUSSION</text:p>
      <text:p text:style-name="P1"/>
      <text:p text:style-name="P1">There are multiple bugs with the original game, so many so that I question whether the programmers actually tested the game thoroughly. I'll list each bug and explain what caused it. I'll also explain new features and justifications for why they were added if necessary.</text:p>
      <text:p text:style-name="P1"/>
      <text:p text:style-name="P1">Bug 1: ISSUE BONUS</text:p>
      <text:p text:style-name="P1">ISSUE BONUSES don't work, period: the issue values are stored in two nibbles instead of one like the candidates' issues, so they can never be equal. The programmers' intent appears to have been to use different state issue values for different parties to expand the ideological spectrum. However, this is very confusing, so I simplified it by using the same issue value for every party. Issue bonuses also didn't line up with candidate issues due to an off-by-one error.</text:p>
      <text:p text:style-name="P1"/>
      <text:p text:style-name="P1">Bug 2: UNLIMITED UNDECIDED VOTERS</text:p>
      <text:p text:style-name="P1">There are an unlimited amount of undecided voters, but a capped amount of voters per party; this means that contested states will max out on CP per party, and the state will go to who led the state initially, meaning that the Democrats will always have an unstoppable advantage since they lead the electoral college in the initial map. Notably, all states' CP won't be maxed out in a standard game, but this mechanic can nonetheless be abused for megastates. This was caused by a single byte being a BNE instruction instead of a BCC instruction, resulting in the "undecided votes remaining" value for a state wrapping from 0x00 when it shouldn't.</text:p>
      <text:p text:style-name="P1"/>
      <text:p text:style-name="P1">Bug 3: PLAYER NAME INPUT</text:p>
      <text:p text:style-name="P1">The original game would add a space to your name when prompting for the first time only, allowing 9 characters instead of the intended 10. The programmers forgot to clear the keyboard buffer before the keyboard input call, so the space to confirm was always typed as the first input. To maintain authenticity, player names have been shortened to 9 characters max, and the bug is fixed. </text:p>
      <text:p text:style-name="P1"/>
      <text:p text:style-name="P1">Bug 4: MONEY DISPLAY DOES NOT UPDATE AFTER POLL</text:p>
      <text:p text:style-name="P1">Self-explanatory, caused by the FUNDS/HEALTH values not being redrawn following a POLL.</text:p>
      <text:p text:style-name="P1"/>
      <text:p text:style-name="P1">Bug 5: CUMULATIVE ACTIONS</text:p>
      <text:p text:style-name="P1">Cumulative actions do not work as specified by the manual:</text:p>
      <text:p text:style-name="P1">-REST's +16 bonus is not for 2 consecutive rests, but rather for any number of consecutive rests. This, in terms of game balance, is fine since more than two cumulative REST actions is overkill anyways.</text:p>
      <text:p text:style-name="P1">-CAMPAIGN bonuses do not work remotely as intended; two consecutive campaign actions will set $8F0A (last processed schedule action) to 0xFF, which can only be replaced by REST. This means that until you rest, any CAMPAIGN following two consecutive CAMPAIGN actions in the same state will be penalized.</text:p>
      <text:p text:style-name="P1">The CAMPAIGN bug will be resolved by adding two bits to the front of the CAMPAIGN action $8F0A flag that will indicate whether a currently processed action will incur a penalty or not. The bug was caused because there wasn't a check as to which state the penalty was from.</text:p>
      <text:p text:style-name="P1"/>
      <text:p text:style-name="P1">Bug 6: MANUAL</text:p>
      <text:p text:style-name="P1">There were countless discrepancies between the manual and the actual game, and they've been properly documented or altered if necessary. <text:span text:style-name="T6">Highlights include failing to describe TV (secondary stat) calculation, TV ADS CP gain calculation, not mentioning that TV ADS cost health, not mentioning that <text:s/>STATE LEAN is added per campaign, claiming there’s a “home state bonus”, claiming that HEALTH is not displayed when FUNDS are too low, etc.</text:span></text:p>
      <text:p text:style-name="P1"><text:soft-page-break/></text:p>
      <text:p text:style-name="P2">New Features:</text:p>
      <text:p text:style-name="P1"/>
      <text:p text:style-name="P1">Feature 1: UP TO 4 PLAYERS</text:p>
      <text:p text:style-name="P1">There aren't many good election simulation games out there (at least for the USA) that have more than 2-player support. So, we introduce 3 new parties for up to 4 players:</text:p>
      <text:p text:style-name="P1">The INDEPENDENT ['I',"IND",purple] always has moderate ISSUE values (3 or 4) by default, STATE LEAN = 6 for every state &gt;= 7 DEM or REP, =3 for every other state. The INDEPENDENT is only available in 3-player mode.</text:p>
      <text:p text:style-name="P1">The SOCIALIST ['S',"SOC",green] always has VERY liberal ISSUE values (1 or 2) by default + STATE LEAN = 8 for any state with DEM lean, 1 for any state with REP lean. The SOCIALIST is only available in 4-player mode.</text:p>
      <text:p text:style-name="P1">The PATRIOT ['P',"PAT",orange] always has VERY conservative ISSUE values (5 or 6) by default, STATE LEAN = 8 for any state with REP lean, 1 for any state with DEM lean. The PATRIOT is only available in 4-player mode.</text:p>
      <text:p text:style-name="P1"/>
      <text:p text:style-name="P1">Feature 2: NEW GUI</text:p>
      <text:p text:style-name="P1">The original game is kind of <text:span text:style-name="T1">bright</text:span>, so now it's in dark mode. The candidate display has been condensed significantly, the SECONDARY STATS are now displayed, the HEALTH/FUNDS were moved and simplified, the map is low-res to accomodate more than 2 players, and the left display is now numerical instead of a bar chart. The PRIMARY STAT APPL has been renamed to CORP (Corporate Appeal). <text:span text:style-name="T2">The “MS” player title has been renamed to “CEO” to avoid gender discrimination.</text:span></text:p>
      <text:p text:style-name="P1"/>
      <text:p text:style-name="P1">Feature 3: UPDATED ISSUES</text:p>
      <text:p text:style-name="P1">AGRIC and POVTY have been replaced with ENVIR and CULTR, respectively. ENVIR (Environment) deals with green energy spending, environmental budget, pollution regulation / fossil fuels, lower env. budgets, deregulation; it has a value (2-5). CULTR (Culture) reflects the bitter partisan divides that exist in society today: crime, guns, religion, abortion. </text:p>
      <text:p text:style-name="P1">The issue values per state now use up-to-date information, and all states are rated 1-6 on all issues with two notable exceptions: ENVIR is always 2-5, and if a state's CULTR is 6, then any other issues in that state must be greater than 2 (and vice-versa; if CULTR is 1, then any other issue must be less than 5). <text:span text:style-name="T5">The updated issues are shown in Appendix B of the manual.</text:span></text:p>
      <text:p text:style-name="P1"/>
      <text:p text:style-name="P1">Feature 4: UPDATED ELECTORAL COUNT / STATE LEANS</text:p>
      <text:p text:style-name="P1">New ELECTORAL COUNTS are based on the 2020 census, and not particularly damaging to game balance. STATE LEANS are now values 1-8 instead of 2-7 to allow greater variation. They are described in <text:span text:style-name="T3">Appendix A </text:span><text:span text:style-name="T4">of the manual.</text:span></text:p>
      <text:p text:style-name="P1"/>
      <text:p text:style-name="P1">Feature 5: POPULAR VOTE</text:p>
      <text:p text:style-name="P1">The POPULAR VOTE is now shown in the left display, not affecting game balance.</text:p>
      <text:p text:style-name="P1"/>
      <text:p text:style-name="P1">Feature 6: TIED MAP DISPLAY</text:p>
      <text:p text:style-name="P1">In the original game, a state with a CP tie will display on the MAP as either party (alternating between parties by number of ties). Now, the state will turn light grey if the current candidate is involved in the tie, and dark grey if not. The sum of all tied states' EC is shown in the left display under "UND".</text:p>
      <text:p text:style-name="P1"/>
      <text:p text:style-name="P1">Feature 7: UPDATED POLL/CENSUS</text:p>
      <text:p text:style-name="P1">In the original game, using the POLL action gave a block display by state that showed roughly (i.e. by multiples of 2) the CP margin between parties. Now, using the POLL action will display the percentage <text:soft-page-break/>margin between all parties by state without the UNDECIDED CP factored in; using the new CENSUS action will factor in UNDECIDED CP. Due to the increased accuracy of the polls, the cost is now 2 FUNDS, and CENSUS costs $(state count in region) to balance the game. </text:p>
      <text:p text:style-name="P1"/>
      <text:p text:style-name="P1">Feature 8: MAP REVEAL</text:p>
      <text:p text:style-name="P1">The map reveals at the end of the game by region, adding suspense. Additionally, the results are shown by state and the overall results (left display) are shown after the reveal.</text:p>
      <text:p text:style-name="P1"/>
      <text:p text:style-name="P1">Feature 9: REMOVED POSTGAME UNDECIDED CP SPLIT</text:p>
      <text:p text:style-name="P1">The original game splits UNDECIDED CP evenly at the end of the game, but this does not affect the final results in any way, and now that the results show the percentage of UNDECIDED CP remaining, it is more fun to see which states were still competitive at the end.</text:p>
      <text:p text:style-name="P1"/>
      <text:p text:style-name="P1">Feature 10: RANDOM MODE</text:p>
      <text:p text:style-name="P1">When RANDOM MODE is set, the CANDIDATE ISSUES are generated completely randomly regardless of party, the STATE LEANS are set proportional to candidates' ISSUE BONUS in states, and doubles ISSUE BONUSES.</text:p>
      <text:p text:style-name="P1"/>
      <text:p text:style-name="P1">Feature 11: EQUAL CER MODE</text:p>
      <text:p text:style-name="P1">Sets CHAR and INTL values for all generated candidates to 5, greatly balancing all generated candidates by giving them equal CER values.</text:p>
      <text:p text:style-name="P1"/>
      <text:p text:style-name="P1">Feature 12: NEW TIEBREAKER FUNCTION</text:p>
      <text:p text:style-name="P1">Since STATE LEANS can now tie in a &gt;2 player game, ties are calculated by a new precedence: 01: HIGHEST ISSUE BONUS -&gt; 02: HIGHEST CANDIDATE POPULAR VOTE -&gt; 03: COIN FLIP (it is *very* unlikely that a coin flip will be reached). Ties are displayed on the winner display at the end of the game next to the party character.</text:p>
      <text:p text:style-name="P1"/>
      <text:p text:style-name="P1">Feature 13: MENU SELECTION WRAP</text:p>
      <text:p text:style-name="P1">Any of the selection menus will now wrap top/bottom, for convenience.</text:p>
      <text:p text:style-name="P1"/>
      <text:p text:style-name="P1">Feature 14: 8 GENERATED CANDIDATES</text:p>
      <text:p text:style-name="P1">For greater variety, and to make it less likely that 5 poor candidates force a restart (especially in 4-player games).</text:p>
      <text:p text:style-name="P1"/>
      <text:p text:style-name="P1">Feature 15: DISPLAY CUMULATIVE BONUS</text:p>
      <text:p text:style-name="P1">It can be tough to remember which state you campaigned in last, so the game will remember for you (as it's already stored in data anyways). It will also track whether you'll get a REST bonus or not.</text:p>
      <text:p text:style-name="P1"/>
      <text:p text:style-name="P1">Feature 16: BLANK MAP</text:p>
      <text:p text:style-name="P1">The original game would remove the left display (EC count) when you have less than 10 FUNDS. This is pointless because the EC could just be counted on the MAP. Now, not only does the MAP go blank when you have less than 10 FUNDS, but the state control is also not displayed on the MAP, putting the player in the dark for that turn. </text:p>
      <text:p text:style-name="P1"/>
      <text:p text:style-name="P1">Feature 17: CAMPAIGN REQUIREMENT FOR TV ADS </text:p>
      <text:p text:style-name="P1">For TV ADS to work in the desired region, that region must first be campaigned in. Unfortunately, it's too confusing and easy to forget which region you were or are in. Additionally, it's not remotely realistic (television does not require the physical presence of a candidate).</text:p>
      <text:p text:style-name="P1"><text:soft-page-break/></text:p>
      <text:p text:style-name="P1">Feature 18: INCUMBENT REMOVED</text:p>
      <text:p text:style-name="P1">The incumbent has a ridiculous advantage, amounting to roughly a +5 CP starting/ending advantage over other players per state, and a +4 CP per action bonus; even an incumbent with all ones for primary stats is only outnumbered 2 to 1 initially by an opponent with 6-7s; while it is historically accurate, the incumbent option is not remotely balanced and has been removed as a game mechanic. The bonuses have been detailed exactly below for the curious:</text:p>
      <text:p text:style-name="P1"><text:tab/>a. +4 to CER (+4 CP in any given circumstance)</text:p>
      <text:p text:style-name="P1"><text:tab/>b. +8 to FUND-APPEAL (+8 per FUNDRAISE)</text:p>
      <text:p text:style-name="P1"><text:tab/>c. +7 to LAST-MINUTE (+7 CP at end of game per state!)</text:p>
      <text:p text:style-name="P1"><text:tab/>d. +3 CP to pregame national campaign per state</text:p>
      <text:p text:style-name="P1"/>
      <text:p text:style-name="P3">Feature 19: END OF GAME RESULTS</text:p>
      <text:p text:style-name="P3">The original game simply loops through regions; now, the candidates can be viewed again at the end of the game along with the results, as well as the popular vote / electoral college counts with and without undecided CP. <text:span text:style-name="T7">This was done for better postgame analysis.</text:span></text:p>
      <text:p text:style-name="P3"/>
      <text:p text:style-name="P4">Feature 20: SINGLE-STATE RUSH NERFS</text:p>
      <text:p text:style-name="P4">Since UNDECIDED voters are now limited, using the CAMPAIGN action four times in a week would virtually guarantee a state for a candidate; the margin would be too large to merit visiting the state again. To counter this, CAMPAIGN now costs an additional (STATE EC / 8) FUNDS; <text:span text:style-name="T8">this also makes the game more realistic (e.g. ND costs less to campaign in than CA)</text:span>, REST no longer sets the cumulative bonus flag (and hence no longer provides a cumulative bonus) as to make chaining CAMPAIGNS more costly, and any CP gained in a state after UNDECIDED voters run out will still be added to the candidate's total (from nowhere), but will be divided by 4; this makes campaigning in states after UNDECIDED voters have run out still feasible, especially in close races.</text:p>
      <text:p text:style-name="P4"/>
      <text:p text:style-name="P6">Feature 21: DEBATES</text:p>
      <text:p text:style-name="P6">Debates were added to put my personal touch on the game but were also added to make the game more realistic, engaging, <text:span text:style-name="T11">and balanced</text:span>. In the original game, there were only two candidates, so any actions against your opponent would always harm their chances of winning. With more players, this is not always the case, so I added the debates for an additional and optional opportunity to <text:span text:style-name="T10">attack well-performing opponents and </text:span>play <text:span text:style-name="T10">further </text:span>diplomacy. Originally, I was going to add an attack ads ACTION, but I figured it would make the game too intense and less fun. <text:s/><text:span text:style-name="T9">DEBATES are described in detail in the manu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2:58.155000000</meta:creation-date>
    <dc:date>2021-11-14T18:05:44.443000000</dc:date>
    <meta:editing-duration>PT46M33S</meta:editing-duration>
    <meta:editing-cycles>16</meta:editing-cycles>
    <meta:generator>LibreOffice/7.1.5.2$Windows_X86_64 LibreOffice_project/85f04e9f809797b8199d13c421bd8a2b025d52b5</meta:generator>
    <meta:document-statistic meta:table-count="0" meta:image-count="0" meta:object-count="0" meta:page-count="4" meta:paragraph-count="68" meta:word-count="1980" meta:character-count="11408" meta:non-whitespace-character-count="9485"/>
  </office:meta>
</office:document-meta>
</file>